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1c0a" officeooo:paragraph-rsid="00131c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pto:</text:p>
      <text:p text:style-name="P1"/>
      <text:p text:style-name="P1">Arrays: Es un contenedor, donde podemos agregar o quitar elementos y modificarlos y mostrarlos, funciona muy parecido a cualquier variable, con la difeencia de que tiene mas opcones y de entrada puede contener varios elementos a la vez de distintos tipo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2:44:40.982967281</meta:creation-date>
    <dc:date>2022-05-04T22:48:01.332479313</dc:date>
    <meta:editing-duration>PT3M20S</meta:editing-duration>
    <meta:editing-cycles>1</meta:editing-cycles>
    <meta:document-statistic meta:table-count="0" meta:image-count="0" meta:object-count="0" meta:page-count="1" meta:paragraph-count="2" meta:word-count="42" meta:character-count="264" meta:non-whitespace-character-count="224"/>
    <meta:generator>LibreOffice/6.4.7.2$Linux_X86_64 LibreOffice_project/40$Build-2</meta:generator>
  </office:meta>
</office:document-meta>
</file>